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Verdana" svg:font-family="Verdana"/>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weight="bold" officeooo:rsid="0003b097" officeooo:paragraph-rsid="0003b097" style:font-size-asian="14pt" style:font-weight-asian="bold" style:font-size-complex="14pt" style:font-weight-complex="bold"/>
    </style:style>
    <style:style style:name="P2" style:family="paragraph" style:parent-style-name="Text_20_body">
      <style:paragraph-properties fo:text-align="start" style:justify-single-word="false"/>
    </style:style>
    <style:style style:name="P3" style:family="paragraph" style:parent-style-name="Text_20_body">
      <style:text-properties style:font-name="Liberation Serif" fo:font-size="13pt" fo:font-weight="bold" officeooo:rsid="0003b097" officeooo:paragraph-rsid="0003b097" style:font-size-asian="13pt" style:font-weight-asian="bold" style:font-size-complex="13pt" style:font-weight-complex="bold"/>
    </style:style>
    <style:style style:name="P4" style:family="paragraph" style:parent-style-name="Text_20_body">
      <style:paragraph-properties fo:text-align="start" style:justify-single-word="false"/>
      <style:text-properties style:font-name="Liberation Serif" fo:font-size="13pt" style:font-size-asian="13pt" style:font-size-complex="13pt"/>
    </style:style>
    <style:style style:name="P5" style:family="paragraph" style:parent-style-name="Default">
      <style:text-properties style:font-name="Liberation Serif" fo:font-size="13pt" fo:font-weight="bold" officeooo:rsid="0003b097" officeooo:paragraph-rsid="0003b097" style:font-size-asian="13pt" style:font-weight-asian="bold" style:font-size-complex="13pt" style:font-weight-complex="bold"/>
    </style:style>
    <style:style style:name="P6" style:family="paragraph" style:parent-style-name="Default">
      <style:paragraph-properties fo:margin-left="0in" fo:margin-right="0in" style:line-height-at-least="0.139in" fo:text-align="start" style:justify-single-word="false" fo:text-indent="0in" style:auto-text-indent="false" style:writing-mode="lr-tb">
        <style:tab-stops>
          <style:tab-stop style:position="0in"/>
        </style:tab-stops>
      </style:paragraph-properties>
      <style:text-properties style:font-name="Liberation Serif" fo:font-size="13pt" style:font-size-asian="13pt" style:font-size-complex="13pt"/>
    </style:style>
    <style:style style:name="P7" style:family="paragraph" style:parent-style-name="Default">
      <style:paragraph-properties fo:margin-left="0in" fo:margin-right="0in" style:line-height-at-least="0.139in" fo:text-align="start" style:justify-single-word="false" fo:text-indent="0in" style:auto-text-indent="false" style:writing-mode="lr-tb">
        <style:tab-stops>
          <style:tab-stop style:position="0in"/>
        </style:tab-stops>
      </style:paragraph-properties>
      <style:text-properties style:font-name="Liberation Serif" fo:font-size="13pt" fo:font-weight="bold" officeooo:rsid="0003b097" officeooo:paragraph-rsid="0003b097" style:font-size-asian="13pt" style:font-weight-asian="bold" style:font-size-complex="13pt" style:font-weight-complex="bold"/>
    </style:style>
    <style:style style:name="T1" style:family="text">
      <style:text-properties fo:color="#000000" style:text-outline="false" style:text-line-through-style="none" style:text-line-through-type="none" style:font-name="Arial" fo:font-size="18pt" fo:letter-spacing="normal" fo:font-style="normal" fo:text-shadow="none" style:text-underline-style="none" fo:font-weight="normal" style:letter-kerning="true" style:font-size-asian="18pt" style:font-style-asian="normal" style:font-weight-asian="normal" style:text-emphasize="none"/>
    </style:style>
    <style:style style:name="T2" style:family="text">
      <style:text-properties fo:color="#000000" style:text-outline="false" style:text-line-through-style="none" style:text-line-through-type="none" style:font-name="Arial" fo:letter-spacing="normal" fo:font-style="normal" fo:text-shadow="none" style:text-underline-style="none" fo:font-weight="normal" style:letter-kerning="true" style:font-style-asian="normal" style:font-weight-asian="normal" style:text-emphasize="none"/>
    </style:style>
    <style:style style:name="T3"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4" style:family="text">
      <style:text-properties fo:color="#000000" style:text-outline="false" style:text-line-through-style="none" style:text-line-through-type="none" fo:letter-spacing="normal" fo:font-style="normal" fo:text-shadow="none" style:text-underline-style="none" style:letter-kerning="true" style:font-style-asian="normal" style:text-emphasize="none"/>
    </style:style>
    <style:style style:name="T5" style:family="text">
      <style:text-properties fo:font-weight="normal" style:font-weight-asian="normal"/>
    </style:style>
    <style:style style:name="T6" style:family="text">
      <style:text-properties style:font-name="Verdana"/>
    </style:style>
    <style:style style:name="T7" style:family="text">
      <style:text-properties style:font-name="Verdana" fo:font-weight="bold"/>
    </style:style>
    <style:style style:name="T8" style:family="text">
      <style:text-properties style:font-name="Verdana" fo:font-size="10pt"/>
    </style:style>
    <style:style style:name="T9" style:family="text">
      <style:text-properties style:font-name="Verdana" fo:font-size="10pt" fo:font-weight="bold"/>
    </style:style>
    <style:style style:name="T10" style:family="text">
      <style:text-properties style:font-name="Verdana" fo:font-size="13pt" style:font-size-asian="13pt" style:font-size-complex="13pt"/>
    </style:style>
    <style:style style:name="T11" style:family="text">
      <style:text-properties fo:font-weight="bold"/>
    </style:style>
    <style:style style:name="T12" style:family="text">
      <style:text-properties fo:font-size="13pt" style:font-size-asian="13pt" style:font-size-complex="13pt"/>
    </style:style>
    <style:style style:name="T13" style:family="text">
      <style:text-properties style:font-name="Liberation Serif" fo:font-size="13pt"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O .NET</text:p>
      <text:p text:style-name="P5"><text:span text:style-name="T3">ADO.NET provides a bridge between the front end controls and the back end database. </text:span></text:p>
      <text:p text:style-name="P6"><text:span text:style-name="T3">The ADO.NET objects encapsulate all the data access operations and the controls interact </text:span></text:p>
      <text:p text:style-name="P6"><text:span text:style-name="T3">with these objects to display data, thus hiding the details of movement of data.</text:span></text:p>
      <text:p text:style-name="P6"><text:span text:style-name="T3"/></text:p>
      <text:p text:style-name="P7"><text:span text:style-name="T4">Features Of ADO .Net</text:span></text:p>
      <text:p text:style-name="P7"><text:span text:style-name="T4"/></text:p>
      <text:p text:style-name="P3">1. Bulk Copy Operation </text:p>
      <text:p text:style-name="P2"><text:span text:style-name="T13">Bulk copying of data from a data source to another data source is a new feature added to ADO.NET 2.0. Bulk copy classes provides the fastest way to transfer set of data from once source to the other. Each ADO.NET data provider provides bulk copy classes. For example, in SQL .NET data provider, the bulk copy operation is handled by SqlBulkCopy class, which can read a DataSet, DataTable, DataReader, or XML objects. </text:span><text:a xlink:type="simple" xlink:href="http://www.csharpcorner.com/UploadFile/mahesh/BulckCopyAdoNet2008192005135138PM/BulckCopyAdoNet20.aspx?ArticleID=11b9eb05-4e81-4841-9220-11fb1a7a019a&amp;PagePath=/UploadFile/mahesh/BulckCopyAdoNet2008192005135138PM/BulckCopyAdoNet20.aspx" text:style-name="Internet_20_link" text:visited-style-name="Visited_20_Internet_20_Link"><text:span text:style-name="T13">Read more about Bulk Copy here.</text:span></text:a><text:span text:style-name="T13"> </text:span></text:p>
      <text:p text:style-name="P4"><text:span text:style-name="T11">2. Batch Update</text:span> </text:p>
      <text:p text:style-name="P4">Batch update can provide a huge improvement in the performance by making just one round trip to the server for multiple batch updates, instead of several trips if the database server supports the batch update feature. The UpdateBatchSize property provides the number of rows to be updated in a batch. This value can be set up to the limit of decimal. </text:p>
      <text:p text:style-name="P4"><text:span text:style-name="T11">3. Data Paging</text:span> </text:p>
      <text:p text:style-name="P4">Now command object has a new execute method called ExecutePageReader. This method takes three parameters - CommandBehavior, startIndex, and pageSize. So if you want to get rows from 101 - 200, you can simply call this method with start index as 101 and page size as 100. </text:p>
      <text:p text:style-name="P4"><text:span text:style-name="T11">4. Connection Details</text:span> </text:p>
      <text:p text:style-name="P4">Now you can get more details about a connection by setting Connection's StatisticsEnabled property to True. The Connection object provides two new methods - RetrieveStatistics and ResetStatistics. The RetrieveStatistics method returns a HashTable object filled with the information about the connection such as data transferred, user details, curser details, buffer information and transactions. </text:p>
      <text:p text:style-name="P4"><text:span text:style-name="T11">5. DataSet.RemotingFormat Property</text:span> </text:p>
      <text:p text:style-name="P4">When DataSet.RemotingFormat is set to binary, the DataSet is serialized in binary format instead of XML tagged format, which improves the performance of serialization and deserialization operations significantly. </text:p>
      <text:p text:style-name="P4"><text:span text:style-name="T11">6. DataTable's Load and Save Methods</text:span> </text:p>
      <text:p text:style-name="P4">In previous version of ADO.NET, only DataSet had Load and Save methods. The Load method can load data from objects such as XML into a DataSet object and Save method saves the data to a persistent media. Now DataTable also supports these two methods. </text:p>
      <text:p text:style-name="P4"><text:soft-page-break/>You can also load a DataReader object into a DataTable by using the Load method.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Verdana" svg:font-family="Verdana"/>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Title_20_Slide_7e_LT_7e_Gliederung_20_1" style:display-name="Title Slide~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30T12:58:10.293955360</meta:creation-date>
    <dc:date>2018-12-30T13:08:04.610245012</dc:date>
    <meta:editing-duration>PT9M55S</meta:editing-duration>
    <meta:editing-cycles>1</meta:editing-cycles>
    <meta:document-statistic meta:table-count="0" meta:image-count="0" meta:object-count="0" meta:page-count="2" meta:paragraph-count="18" meta:word-count="395" meta:character-count="2440" meta:non-whitespace-character-count="2048"/>
    <meta:generator>LibreOffice/6.0.7.3$Linux_X86_64 LibreOffice_project/00m0$Build-3</meta:generator>
  </office:meta>
</office:document-meta>
</file>